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2D0000001AEFAE462982CD2B7A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24cm" svg:height="9.101cm" svg:x="13.794cm" svg:y="10.512cm">
          <draw:image xlink:href="Pictures/10000001000002D0000001AEFAE462982CD2B7A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3T19:41:40.473000000</meta:creation-date>
    <dc:date>2024-01-13T19:42:06.672000000</dc:date>
    <meta:editing-duration>PT27S</meta:editing-duration>
    <meta:editing-cycles>2</meta:editing-cycles>
    <meta:generator>LibreOffice/7.5.5.2$Windows_X86_64 LibreOffice_project/ca8fe7424262805f223b9a2334bc7181abbcbf5e</meta:generator>
    <meta:document-statistic meta:object-count="1"/>
  </office:meta>
</office:document-meta>
</file>